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5f3" officeooo:paragraph-rsid="00164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perl</text:p>
      <text:p text:style-name="P1"/>
      <text:p text:style-name="P1"># Function definition</text:p>
      <text:p text:style-name="P1">sub Hello{</text:p>
      <text:p text:style-name="P1"><text:s text:c="3"/>print "Hello, World!\n";</text:p>
      <text:p text:style-name="P1">}</text:p>
      <text:p text:style-name="P1"/>
      <text:p text:style-name="P1"># Function call</text:p>
      <text:p text:style-name="P1">Hello();</text:p>
      <text:p text:style-name="P1"/>
      <text:p text:style-name="P1"/>
      <text:p text:style-name="P1"/>
      <text:p text:style-name="P1">#!/usr/local/bin/perl</text:p>
      <text:p text:style-name="P1"><text:s/></text:p>
      <text:p text:style-name="P1">$a = 10;</text:p>
      <text:p text:style-name="P1"/>
      <text:p text:style-name="P1"># do...while loop execution</text:p>
      <text:p text:style-name="P1">do{</text:p>
      <text:p text:style-name="P1"><text:s text:c="3"/>printf "Value of a: $a\n";</text:p>
      <text:p text:style-name="P1"><text:s text:c="3"/>$a = $a + 1;</text:p>
      <text:p text:style-name="P1">}while( $a &lt; 20 );</text:p>
      <text:p text:style-name="P1"/>
      <text:p text:style-name="P1"/>
      <text:p text:style-name="P1">#!/usr/bin/perl</text:p>
      <text:p text:style-name="P1"/>
      <text:p text:style-name="P1"># Function definition</text:p>
      <text:p text:style-name="P1">sub Hello{</text:p>
      <text:p text:style-name="P1"><text:s text:c="3"/>print "Hello, World!\n";</text:p>
      <text:p text:style-name="P1">}</text:p>
      <text:p text:style-name="P1"/>
      <text:p text:style-name="P1"># Function call</text:p>
      <text:p text:style-name="P1">Hello();</text:p>
      <text:p text:style-name="P1"/>
      <text:p text:style-name="P1"/>
      <text:p text:style-name="P1">#!/usr/local/bin/perl</text:p>
      <text:p text:style-name="P1"><text:s/></text:p>
      <text:p text:style-name="P1">@list = (2, 20, 30, 40, 50);</text:p>
      <text:p text:style-name="P1"/>
      <text:p text:style-name="P1"># foreach loop execution</text:p>
      <text:p text:style-name="P1">foreach $a (@list){</text:p>
      <text:p text:style-name="P1"><text:s text:c="3"/>print "value of a: $a\n";</text:p>
      <text:p text:style-name="P1">}</text:p>
      <text:p text:style-name="P1"/>
      <text:p text:style-name="P1"/>
      <text:p text:style-name="P1"/>
      <text:p text:style-name="P1">#!/usr/local/bin/perl</text:p>
      <text:p text:style-name="P1"><text:s/></text:p>
      <text:p text:style-name="P1">for( ; ; ) {</text:p>
      <text:p text:style-name="P1"><text:s text:c="3"/>printf "This loop will run forever.\n";</text:p>
      <text:p text:style-name="P1"><text:soft-page-break/>}</text:p>
      <text:p text:style-name="P1"/>
      <text:p text:style-name="P1"/>
      <text:p text:style-name="P1"/>
      <text:p text:style-name="P1">#!/usr/local/bin/perl</text:p>
      <text:p text:style-name="P1"/>
      <text:p text:style-name="P1">$datestring = gmtime();</text:p>
      <text:p text:style-name="P1">print "GMT date and time $datestring\n";</text:p>
      <text:p text:style-name="P1"/>
      <text:p text:style-name="P1"/>
      <text:p text:style-name="P1"/>
      <text:p text:style-name="P1">#/usr/local/bin/perl</text:p>
      <text:p text:style-name="P1"><text:s text:c="3"/></text:p>
      <text:p text:style-name="P1">$a = 0;</text:p>
      <text:p text:style-name="P1">$b = 0;</text:p>
      <text:p text:style-name="P1"/>
      <text:p text:style-name="P1"># outer while loop</text:p>
      <text:p text:style-name="P1">while($a &lt; 3){</text:p>
      <text:p text:style-name="P1"><text:s text:c="3"/>$b = 0;</text:p>
      <text:p text:style-name="P1"><text:s text:c="3"/># inner while loop</text:p>
      <text:p text:style-name="P1"><text:s text:c="3"/>while( $b &lt; 3 ){</text:p>
      <text:p text:style-name="P1"><text:s text:c="6"/>print "value of a = $a, b = $b\n";</text:p>
      <text:p text:style-name="P1"><text:s text:c="6"/>$b = $b + 1;</text:p>
      <text:p text:style-name="P1"><text:s text:c="3"/>}</text:p>
      <text:p text:style-name="P1"><text:s text:c="3"/>$a = $a + 1;</text:p>
      <text:p text:style-name="P1"><text:s text:c="3"/>print "Value of a = $a\n\n";</text:p>
      <text:p text:style-name="P1">}</text:p>
      <text:p text:style-name="P1"/>
      <text:p text:style-name="P1"/>
      <text:p text:style-name="P1"/>
      <text:p text:style-name="P1">#!/usr/bin/perl</text:p>
      <text:p text:style-name="P1"/>
      <text:p text:style-name="P1"># Function definition</text:p>
      <text:p text:style-name="P1">sub Hello{</text:p>
      <text:p text:style-name="P1"><text:s text:c="3"/>print "Hello, World!\n";</text:p>
      <text:p text:style-name="P1">}</text:p>
      <text:p text:style-name="P1"/>
      <text:p text:style-name="P1"># Function call</text:p>
      <text:p text:style-name="P1">Hello();</text:p>
      <text:p text:style-name="P1"/>
      <text:p text:style-name="P1"/>
      <text:p text:style-name="P1"/>
      <text:p text:style-name="P1"/>
      <text:p text:style-name="P1">ask_question();</text:p>
      <text:p text:style-name="P1">$answer = get_answer();</text:p>
      <text:p text:style-name="P1"># some code</text:p>
      <text:p text:style-name="P1">ask_question();</text:p>
      <text:p text:style-name="P1">$second_answer = get_answer();</text:p>
      <text:p text:style-name="P1"><text:s/></text:p>
      <text:p text:style-name="P1"><text:soft-page-break/>########## sub declarations come here</text:p>
      <text:p text:style-name="P1"><text:s/></text:p>
      <text:p text:style-name="P1">sub ask_question {</text:p>
      <text:p text:style-name="P1"><text:s text:c="2"/>print "Have we arrived already?";</text:p>
      <text:p text:style-name="P1"><text:s text:c="2"/>return;</text:p>
      <text:p text:style-name="P1">}</text:p>
      <text:p text:style-name="P1"><text:s/></text:p>
      <text:p text:style-name="P1">sub get_answer {</text:p>
      <text:p text:style-name="P1"><text:s/>$answer = &lt;STDIN&gt;;</text:p>
      <text:p text:style-name="P1"><text:s text:c="2"/>chomp $answer;</text:p>
      <text:p text:style-name="P1"><text:s text:c="2"/>return $answer;</text:p>
      <text:p text:style-name="P1">}</text:p>
      <text:p text:style-name="P1"/>
      <text:p text:style-name="P1"/>
      <text:p text:style-name="P1"/>
      <text:p text:style-name="P1"/>
      <text:p text:style-name="P1">#!/usr/bin/perl</text:p>
      <text:p text:style-name="P1"/>
      <text:p text:style-name="P1">@var_10 = (1..10);</text:p>
      <text:p text:style-name="P1">@var_20 = (10..20);</text:p>
      <text:p text:style-name="P1">@var_abc = (a..z);</text:p>
      <text:p text:style-name="P1"/>
      <text:p text:style-name="P1">print "@var_10\n"; <text:s text:c="2"/># Prints number from 1 to 10</text:p>
      <text:p text:style-name="P1">print "@var_20\n"; <text:s text:c="2"/># Prints number from 10 to 20</text:p>
      <text:p text:style-name="P1">print "@var_abc\n"; <text:s/># Prints number from a to z</text:p>
      <text:p text:style-name="P1"/>
      <text:p text:style-name="P1"/>
      <text:p text:style-name="P1"/>
      <text:p text:style-name="P1">$datestring = localtime();</text:p>
      <text:p text:style-name="P1">print "Local date and time $datestring\n";</text:p>
      <text:p text:style-name="P1"/>
      <text:p text:style-name="P1"/>
      <text:p text:style-name="P1"/>
      <text:p text:style-name="P1"/>
      <text:p text:style-name="P1">#!/usr/local/bin/perl</text:p>
      <text:p text:style-name="P1"><text:s/></text:p>
      <text:p text:style-name="P1">$a = 5;</text:p>
      <text:p text:style-name="P1"/>
      <text:p text:style-name="P1"># until loop execution</text:p>
      <text:p text:style-name="P1">until( $a &gt; 10 ){</text:p>
      <text:p text:style-name="P1"><text:s text:c="3"/>printf "Value of a: $a\n";</text:p>
      <text:p text:style-name="P1"><text:s text:c="3"/>$a = $a + 1;</text:p>
      <text:p text:style-name="P1">}</text:p>
      <text:p text:style-name="P1"/>
      <text:p text:style-name="P1"/>
      <text:p text:style-name="P1"/>
      <text:p text:style-name="P1"/>
      <text:p text:style-name="P1">#!/usr/local/bin/perl</text:p>
      <text:p text:style-name="P1"><text:s/></text:p>
      <text:p text:style-name="P1"><text:soft-page-break/>$a = 10;</text:p>
      <text:p text:style-name="P1"/>
      <text:p text:style-name="P1"># while loop execution</text:p>
      <text:p text:style-name="P1">while( $a &lt; 20 ){</text:p>
      <text:p text:style-name="P1"><text:s text:c="3"/>printf "Value of a: $a\n";</text:p>
      <text:p text:style-name="P1"><text:s text:c="3"/>$a = $a + 1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38:45.750530775</meta:creation-date>
    <dc:date>2018-11-24T11:42:15.285953962</dc:date>
    <meta:editing-duration>PT3M30S</meta:editing-duration>
    <meta:editing-cycles>1</meta:editing-cycles>
    <meta:document-statistic meta:table-count="0" meta:image-count="0" meta:object-count="0" meta:page-count="4" meta:paragraph-count="102" meta:word-count="294" meta:character-count="1702" meta:non-whitespace-character-count="1413"/>
    <meta:generator>LibreOffice/5.1.6.2$Linux_X86_64 LibreOffice_project/10m0$Build-2</meta:generator>
  </office:meta>
</office:document-meta>
</file>